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paragraph-rsid="00031b3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Digital Asset] <text:s text:c="18"/>[Epoch/Transition Type] <text:s text:c="16"/>[Salt Generator]<text:line-break/> <text:s text:c="6"/>│ <text:s text:c="52"/>│ <text:s text:c="45"/>│<text:line-break/> <text:s text:c="6"/>└────┬───────────----─┴───────┬────────┘<text:line-break/> <text:s text:c="21"/>│<text:line-break/> <text:s text:c="21"/>▼<text:line-break/> <text:s text:c="7"/>Commitment Constructor: <text:s/>C = H(asset_id ∥ salt ∥ epoch ∥ transition_type)<text:line-break/> <text:s text:c="21"/>│<text:line-break/> <text:s text:c="21"/>▼<text:line-break/> <text:s text:c="7"/>Insert Commitment into Epoch Merkle Tree<text:line-break/> <text:s text:c="21"/>│<text:line-break/> <text:s text:c="21"/>▼<text:line-break/> <text:s text:c="7"/>Compute Merkle Root → Chain → Anchor<text:line-break/> <text:s text:c="21"/>│<text:line-break/> <text:s text:c="21"/>▼<text:line-break/> <text:s text:c="15"/>Generate Receipt<text:line-break/> <text:s text:c="21"/>│<text:line-break/> <text:s text:c="2"/>┌──────────────────┴───┐<text:line-break/> <text:s text:c="2"/>│ Receipt contains: <text:s text:c="33"/>│<text:line-break/> <text:s text:c="2"/>│ <text:s/>• Commitment C <text:s text:c="32"/>│<text:line-break/> <text:s text:c="2"/>│ <text:s/>• Salt (revealed here for auditing) <text:s text:c="6"/>│<text:line-break/> <text:s text:c="2"/>│ <text:s/>• Merkle path <text:s text:c="38"/>│<text:line-break/> <text:s text:c="2"/>│ <text:s/>• Epoch root + cumulative chain <text:s text:c="8"/>│<text:line-break/> <text:s text:c="2"/>└──────────────────────┘<text:line-break/><text:span text:style-name="Strong_20_Emphasis">Lifecycle Notes</text:span></text:p>
      <text:list text:style-name="L1">
        <text:list-item>
          <text:p text:style-name="P2"><text:span text:style-name="Strong_20_Emphasis">Salt generation:</text:span> random per commitment (cryptographically strong RNG).</text:p>
        </text:list-item>
        <text:list-item>
          <text:p text:style-name="P2"><text:span text:style-name="Strong_20_Emphasis">Commitment:</text:span> salt included in hash but not published until receipt is issued.</text:p>
        </text:list-item>
        <text:list-item>
          <text:p text:style-name="P2"><text:span text:style-name="Strong_20_Emphasis">Verification:</text:span> auditor recomputes <text:span text:style-name="Source_20_Text">H(asset_id ∥ salt ∥ epoch ∥ transition_type)</text:span> from receipt data → checks it matches commitment.</text:p>
        </text:list-item>
        <text:list-item>
          <text:p text:style-name="P2"><text:span text:style-name="Strong_20_Emphasis">Uniqueness:</text:span> even if two assets share <text:span text:style-name="Source_20_Text">asset_id</text:span> and transition type, different salts → different commitment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20:12:18.621707300</meta:creation-date>
    <dc:date>2025-09-18T20:16:27.104567500</dc:date>
    <meta:editing-duration>PT4M8S</meta:editing-duration>
    <meta:editing-cycles>1</meta:editing-cycles>
    <meta:document-statistic meta:table-count="0" meta:image-count="0" meta:object-count="0" meta:page-count="1" meta:paragraph-count="5" meta:word-count="137" meta:character-count="1400" meta:non-whitespace-character-count="747"/>
    <meta:generator>LibreOffice/25.8.1.1$Windows_X86_64 LibreOffice_project/54047653041915e595ad4e45cccea684809c77b5</meta:generator>
  </office:meta>
</office:document-meta>
</file>